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fr" style:country-asian="FR" style:font-size-complex="12pt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fr" style:country-asian="FR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fr" style:country-asian="FR" style:font-size-complex="12pt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style-complex="italic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weight-complex="bold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fr" style:country-asian="FR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 style:master-page-name="Converted1">
      <style:paragraph-properties fo:margin-top="0cm" fo:margin-bottom="0cm" fo:line-height="100%" fo:text-align="justify" style:justify-single-word="false" style:page-number="auto"/>
    </style:style>
    <style:style style:name="P16" style:family="paragraph" style:parent-style-name="Standard" style:master-page-name="Standard">
      <style:paragraph-properties fo:margin-top="0cm" fo:margin-bottom="0cm" fo:line-height="100%" style:page-number="auto"/>
    </style:style>
    <style:style style:name="P1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18" style:family="paragraph" style:parent-style-name="Header">
      <style:paragraph-properties>
        <style:tab-stops>
          <style:tab-stop style:position="5.897cm"/>
        </style:tab-stops>
      </style:paragraph-properties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yle1">
      <style:paragraph-properties fo:margin-left="0cm" fo:margin-right="0cm" fo:text-align="center" style:justify-single-word="false" fo:text-indent="1cm" style:auto-text-indent="false"/>
    </style:style>
    <style:style style:name="P21" style:family="paragraph" style:parent-style-name="footnote_20_text" style:master-page-name="Converted2">
      <style:paragraph-properties fo:margin-top="0cm" fo:margin-bottom="0cm" fo:line-height="100%" fo:text-align="justify" style:justify-single-word="false" style:page-number="auto"/>
    </style:style>
    <style:style style:name="P22" style:family="paragraph" style:parent-style-name="footnote_20_text" style:master-page-name="Converted3">
      <style:paragraph-properties fo:margin-top="0cm" fo:margin-bottom="0cm" fo:line-height="100%" fo:text-align="justify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fr" style:country-asian="FR" style:font-size-complex="12pt"/>
    </style:style>
    <style:style style:name="T3" style:family="text">
      <style:text-properties style:font-name="Times New Roman" fo:font-size="12pt" style:font-name-asian="Times New Roman1" style:font-size-asian="12pt" style:language-asian="fr" style:country-asian="FR" style:font-size-complex="12pt" style:font-style-complex="italic"/>
    </style:style>
    <style:style style:name="T4" style:family="text"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style-complex="italic"/>
    </style:style>
    <style:style style:name="T6" style:family="text"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style-complex="italic" style:font-weight-complex="bold"/>
    </style:style>
    <style:style style:name="T7" style:family="text">
      <style:text-properties style:font-name="Times New Roman" fo:font-size="12pt" fo:font-style="italic" style:font-name-asian="Times New Roman1" style:font-size-asian="12pt" style:language-asian="fr" style:country-asian="FR" style:font-style-asian="italic" style:font-size-complex="12pt" style:font-weight-complex="bold"/>
    </style:style>
    <style:style style:name="T8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size-complex="12pt" style:font-weight-complex="bold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style:text-position="super 58%" style:font-name="Times New Roman" fo:font-size="12pt" style:font-size-asian="12pt" style:font-size-complex="12pt"/>
    </style:style>
    <style:style style:name="T11" style:family="text">
      <style:text-properties fo:font-weight="normal" style:font-weight-asian="normal"/>
    </style:style>
  </office:automatic-styles>
  <office:body>
    <office:text text:use-soft-page-breaks="true">
      <text:tracked-changes>
        <text:changed-region xml:id="ct666664008" text:id="ct666664008">
          <text:deletion>
            <office:change-info>
              <dc:creator>Auteur inconnu</dc:creator>
              <dc:date>2016-07-09T20:13:00</dc:date>
            </office:change-info>
            <text:p text:style-name="P1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Kusen adapté pour l’écrit, de Philippe </text:span><text:span text:style-name="T9">Reiryu,</text:span><text:span text:style-name="T1"> du 25/02/12 11h au DZP.</text:span></text:h>
      <text:p text:style-name="P6"/>
      <text:p text:style-name="P7"/>
      <text:p text:style-name="P7"/>
      <text:p text:style-name="P8"/>
      <text:p text:style-name="P8"/>
      <text:p text:style-name="P3"><text:span text:style-name="T6">Le kyosaku qui tranche les phénomènes</text:span></text:p>
      <text:p text:style-name="P8"/>
      <text:p text:style-name="P5"/>
      <text:p text:style-name="P4"><text:span text:style-name="T2"><text:tab/>Quand on amène nos phénomènes quotidiens dans le dojo, comme cela peut aussi arriver au godo, recevoir le </text:span><text:span text:style-name="T3">kyosaku</text:span><text:span text:style-name="T2"> peut apaiser, trancher ces phénomènes peu importants mais dérangeants. Bien-sûr, cela dépend du </text:span><text:span text:style-name="T3">kyosakuman</text:span><text:span text:style-name="T2">. Si celui-ci est mou ou molle, cela crée encore plus de phénomènes... Avant tout, recevoir le </text:span><text:span text:style-name="T3">kyosaku</text:span><text:span text:style-name="T5">, </text:span><text:span text:style-name="T2">c'est le donner, le partager avec les autres. [Quelqu’un tourne la tête pour regarder le kyosaku passer.] Ne tournez pas la tête vers le </text:span><text:span text:style-name="T3">kyosakuman</text:span><text:span text:style-name="T2">, on regarde en soi-même. Si on regarde dehors pendant </text:span><text:span text:style-name="T3">zazen</text:span><text:span text:style-name="T2"> on rend le </text:span><text:span text:style-name="T3">zazen</text:span><text:span text:style-name="T2"> difficile ! Si on veut un </text:span><text:span text:style-name="T3">zazen</text:span><text:span text:style-name="T2"> pas difficile, on tourne le regard vers l'intérieur. Respiration posture. </text:span></text:p>
      <text:p text:style-name="P6"/>
      <text:p text:style-name="P4"><text:span text:style-name="T2"><text:tab/>Dans la vie quotidienne, on tourne la tête à gauche ou à droite, on regarde devant, derrière, en avant, on regarde en haut... Ici et maintenant, nous avons l'occasion de ne pas faire cela et de rester sans bouger. Profitons-en, s'il vous plaît. Concentrez-vous sur l'inspiration-expiration.</text:span></text:p>
      <text:p text:style-name="P13"/>
      <text:p text:style-name="P4"><text:span text:style-name="T8"><text:tab/><text:tab/><text:tab/></text:span></text:p>
      <text:p text:style-name="P3"><text:span text:style-name="T6">Les poèmes zen</text:span></text:p>
      <text:p text:style-name="P8"/>
      <text:p text:style-name="P6"/>
      <text:p text:style-name="P4"><text:span text:style-name="T2"><text:tab/>Daichi</text:span><text:note text:id="ftn1" text:note-class="footnote"><text:note-citation>1</text:note-citation><text:note-body><text:p text:style-name="P15"><text:span text:style-name="footnote_20_reference"><text:span text:style-name="T1"/></text:span><text:span text:style-name="T1"> Daichi-Sokei. Maître zen soto japonais et célèbre poète du XIV</text:span><text:span text:style-name="T10">e</text:span><text:span text:style-name="T1"> siècle.</text:span></text:p></text:note-body></text:note><text:span text:style-name="T2">, les poèmes de Daichi, donnent toujours un enseignement. Ces poèmes sont très beaux. <text:s/>Ce ne sont pas de « vrais poèmes » <text:s/>dans le sens où ils transmettent un enseignement très subtil : ils ne parlent pas au cerveau frontal mais au cerveau instinctif.</text:span></text:p>
      <text:p text:style-name="P10"/>
      <text:p text:style-name="P4"><text:span text:style-name="T4">Le Paysage de Kasatsu dans le lointain</text:span><text:note text:id="ftn2" text:note-class="footnote"><text:note-citation>2</text:note-citation><text:note-body><text:p text:style-name="P21"><text:span text:style-name="footnote_20_reference"><text:span text:style-name="T1"/></text:span><text:span text:style-name="T1"> Poème 51.</text:span></text:p></text:note-body></text:note><text:span text:style-name="T4"> </text:span></text:p>
      <text:p text:style-name="P6"/>
      <text:p text:style-name="P2"><text:span text:style-name="T7">Face à la fenêtre balayée par le vent, la mer d'automne.</text:span></text:p>
      <text:p text:style-name="P4"><text:span text:style-name="T7">Lorsque les états de sagesse et de compassion fusionnent dans l'unité, notre vue et notre pensée deviennent universelles.</text:span></text:p>
      <text:p text:style-name="P2"><text:span text:style-name="T7">Même si la montagne bleue ne bouge pas sur la mer,</text:span></text:p>
      <text:p text:style-name="P2"><text:span text:style-name="T7">La belle lune de la vague de l'esprit est passée et a suivi le courant.</text:span></text:p>
      <text:p text:style-name="P13"/>
      <text:p text:style-name="P4"><text:span text:style-name="T3"><text:tab/></text:span><text:span text:style-name="T5">Kasatsu</text:span><text:span text:style-name="T3"> est un lieu situé dans l’île de Kyushu. </text:span><text:span text:style-name="T2">C'est là où se trouve le temple de Daichi et où il y mourut. Récemment, un disciple est allé faire </text:span><text:span text:style-name="T5">ango</text:span><text:note text:id="ftn3" text:note-class="footnote"><text:note-citation>3</text:note-citation><text:note-body><text:p text:style-name="P22"><text:span text:style-name="footnote_20_reference"><text:span text:style-name="T1"/></text:span><text:span text:style-name="T1"> Jesse Haasch, disciple de Michel Bovay.</text:span></text:p></text:note-body></text:note><text:span text:style-name="T3"> dans le temple de Daichi au Japon</text:span><text:span text:style-name="T5">, </text:span><text:span text:style-name="T2">mais il ne s'agissait pas de ce temple. Le vrai temple n'est plus que ruine. </text:span></text:p>
      <text:p text:style-name="P9"/>
      <text:p text:style-name="P11"/>
      <text:p text:style-name="P11"/>
      <text:p text:style-name="P3"><text:soft-page-break/><text:span text:style-name="T7">Tout change, nous aussi</text:span></text:p>
      <text:p text:style-name="P11"/>
      <text:p text:style-name="P11"/>
      <text:p text:style-name="P4"><text:span text:style-name="T7"><text:tab/>Face à la fenêtre balayée par le vent, la mer d'automne. </text:span><text:span text:style-name="T2">L'enseignement est évident pour nous tous. Tout change constamment. Ici, c'est dit poétiquement : le vent, le passage des saisons, l'été, l'automne, la mer...Tout est changement, mouvement, la nature – même la nôtre. Notre corps, notre esprit, tout...En faisant </text:span><text:span text:style-name="T3">zazen,</text:span><text:span text:style-name="T2"> on remarque le changement de notre état d'esprit dans notre vie quotidienne. Et, un jour arrivera où, cela se fera inconsciemment.</text:span></text:p>
      <text:p text:style-name="P6"/>
      <text:p text:style-name="P12"/>
      <text:p text:style-name="P3"><text:span text:style-name="T6">Plus de séparation</text:span></text:p>
      <text:p text:style-name="P8"/>
      <text:p text:style-name="P6"/>
      <text:p text:style-name="P4"><text:span text:style-name="T2"><text:tab/>La vraie compassion va toujours de pair avec la sagesse. Ainsi nous avons l'unité, l'immutabilité de Daichi et des autres maîtres spirituels. Unité entre les pays, entre homme et femme – plus de « il » ou « elle » – plus de séparation, plus de pour ou contre… C’est cela l’Universel…C’est là qu’on touche son propre cœur.</text:span></text:p>
      <text:p text:style-name="P6"/>
      <text:p text:style-name="P17"><text:span text:style-name="T7">Même si la montagne bleue ne bouge pas sur la mer,</text:span></text:p>
      <text:p text:style-name="P17"><text:span text:style-name="T7">La belle lune de la vague de l’esprit est passée et a suivi le courant.</text:span></text:p>
      <text:p text:style-name="P12"/>
      <text:p text:style-name="P8"/>
      <text:p text:style-name="P8"/>
      <text:p text:style-name="P3"><text:span text:style-name="T6">La danse des émotions</text:span></text:p>
      <text:p text:style-name="P8"/>
      <text:p text:style-name="P6"/>
      <text:p text:style-name="P4"><text:span text:style-name="T2"><text:tab/>Nous sommes en zazen, nous ne bougeons pas face aux phénomènes. Nous, nous suivons <text:s/>le courant, dit Daichi… Les images sont très belles, fortes, pointues… À chacun de nous de les interpréter. Pour ma part, <text:s/>je l'interprète ainsi, mais, vous, vous pouvez les interpréter autrement… Ici, avec Daichi, c'est la danse des émotions directes, personnelles, des émotions qui nous parviennent à travers le temps et l'espace...</text:span></text:p>
      <text:p text:style-name="P13"/>
      <text:p text:style-name="P8"/>
      <text:p text:style-name="P8"/>
      <text:p text:style-name="P3"><text:span text:style-name="T6">Devenir le Grand Univers</text:span></text:p>
      <text:p text:style-name="P8"/>
      <text:p text:style-name="P8"/>
      <text:p text:style-name="P4"><text:span text:style-name="T7"><text:tab/>La belle lune de la vague de l'esprit est passée et a suivi le courant. </text:span><text:span text:style-name="T2">Comment déchiffrer ce vers ? Pour moi, c’est l'esprit ordinaire qui est devenu le Grand Univers. Esprit zazen : samadhi. Suivons le courant quand la lune est belle, pleine, mais aussi quand elle ne l’est plus.</text:span></text:p>
      <text:p text:style-name="P4"><text:span text:style-name="T2">[Le pilier tousse carrément dans le visage de la pratiquante assise devant lui.] S'il vous plaît, cachez votre bouche avec la manche de votre kimono quand vous toussez !</text:span></text:p>
      <text:p text:style-name="P4"><text:change text:change-id="ct6666640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language-complex="sa" style:country-complex="IN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language-complex="sa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Mangal" style:font-size-complex="8pt" style:language-complex="sa" style:country-complex="IN"/>
    </style:style>
    <style:style style:name="Style1" style:family="paragraph" style:parent-style-name="Standard" style:default-outline-level="" style:list-style-name="">
      <style:paragraph-properties fo:margin-top="0cm" fo:margin-bottom="0cm" fo:line-height="100%" fo:text-align="justify" style:justify-single-word="false"/>
      <style:text-properties fo:font-size="10pt" fo:font-weight="bold" style:font-size-asian="10pt" style:font-weight-asian="bold" style:font-name-complex="Mangal" style:font-size-complex="10pt" style:language-complex="sa" style:country-complex="IN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>
      <style:text-properties fo:font-size="11pt" style:font-size-asian="11pt" style:language-asian="en" style:country-asian="US" style:font-size-complex="11pt"/>
    </style:style>
    <style:style style:name="Texte_20_de_20_bulles_20_Car" style:display-name="Texte de bulles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yle1_20_Car" style:display-name="Style1 Car" style:family="text">
      <style:text-properties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language-asian="en" style:country-asian="US" style:language-complex="ar" style:country-complex="SA"/>
    </style:style>
    <style:style style:name="Objet_20_du_20_commentaire_20_Car" style:display-name="Objet du commentaire Car" style:family="text">
      <style:text-properties fo:font-weight="bold" style:language-asian="en" style:country-asian="US" style:font-weight-asian="bold" style:language-complex="ar" style:country-complex="SA" style:font-weight-complex="bold"/>
    </style:style>
    <style:style style:name="Note_20_de_20_bas_20_de_20_page_20_Car" style:display-name="Note de bas de page Car" style:family="text">
      <style:text-properties style:language-asian="en" style:country-asian="US"/>
    </style:style>
    <style:style style:name="footnote_20_reference" style:display-name="footnote reference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897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Style1">
      <style:paragraph-properties fo:margin-left="0cm" fo:margin-right="0cm" fo:text-align="center" style:justify-single-word="false" fo:text-indent="1cm" style:auto-text-indent="false"/>
    </style:style>
    <style:style style:name="MT1" style:family="text">
      <style:text-properties fo:font-weight="normal" style:font-weight-asian="normal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2</text:page-number>/ <text:page-count>2</text:page-count></text:p>
        <text:p text:style-name="MP3"><text:a xlink:type="simple" xlink:href="http://www.zen-road.org" text:style-name="Internet_20_link" text:visited-style-name="Visited_20_Internet_20_Link"><text:span text:style-name="MT1">www.zen-road.org</text:span></text:a></text:p>
        <text:p text:style-name="MP3"><text:a xlink:type="simple" xlink:href="http://www.seinezen-paris.org" text:style-name="Internet_20_link" text:visited-style-name="Visited_20_Internet_20_Link"><text:span text:style-name="MT1">www.seinezen-paris.org</text:span></text:a></text:p>
        <text:p text:style-name="MP3"><text:a xlink:type="simple" xlink:href="mailto:contact@seinezen-paris.org" text:style-name="Internet_20_link" text:visited-style-name="Visited_20_Internet_20_Link"><text:span text:style-name="MT1">contact@seinezen-paris.org</text:span></text:a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or</meta:initial-creator>
    <dc:creator>mcourcy</dc:creator>
    <meta:editing-cycles>2</meta:editing-cycles>
    <meta:print-date>2016-06-15T09:42:00</meta:print-date>
    <meta:creation-date>2016-07-01T18:43:00</meta:creation-date>
    <dc:date>2016-07-01T18:43:00</dc:date>
    <meta:editing-duration>P0D</meta:editing-duration>
    <meta:generator>OpenOffice/4.1.0$Win32 OpenOffice.org_project/410m18$Build-9764</meta:generator>
    <meta:document-statistic meta:table-count="0" meta:image-count="0" meta:object-count="0" meta:page-count="2" meta:paragraph-count="31" meta:word-count="681" meta:character-count="3988"/>
    <meta:user-defined meta:name="AppVersion">12.0000</meta:user-defined>
    <meta:user-defined meta:name="Company">Acer Group EME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ntentStatus" meta:value-type="string">Final</meta:user-defined>
    <meta:template xlink:type="simple" xlink:actuate="onRequest" xlink:title="Normal.dotm" xlink:href=""/>
  </office:meta>
</office:document-meta>
</file>